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311in" fo:margin-bottom="0.1043in" loext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.093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.093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0937in" loext:contextual-spacing="false" fo:text-align="start" style:justify-single-word="false" fo:orphans="2" fo:widows="2" fo:padding="0in" fo:border="none"/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.0937in" loext:contextual-spacing="false" fo:text-align="start" style:justify-single-word="false" fo:orphans="2" fo:widows="2" fo:padding="0in" fo:border="none"/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T1" style:family="text">
      <style:text-properties fo:font-variant="normal" fo:text-transform="none" fo:color="#333333" style:font-name="Helvetica Neue" fo:font-size="12.75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PCB Making</text:span></text:span></text:p>
      <text:list xml:id="list4085544732761087217" text:style-name="L1">
        <text:list-item>
          <text:p text:style-name="P2">Single Sided Copper Clad Board</text:p>
        </text:list-item>
        <text:list-item>
          <text:p text:style-name="P4">Glossy Magazine or Butter Paper</text:p>
        </text:list-item>
        <text:list-item>
          <text:p text:style-name="P4">Fine Grit Sand Paper</text:p>
        </text:list-item>
        <text:list-item>
          <text:p text:style-name="P4">Electric Iron</text:p>
        </text:list-item>
        <text:list-item>
          <text:p text:style-name="P4">Laser Printer</text:p>
        </text:list-item>
        <text:list-item>
          <text:p text:style-name="P4">Ferric Chloride Etchant or any other etchant of your choice</text:p>
        </text:list-item>
        <text:list-item>
          <text:p text:style-name="P4">Tape</text:p>
        </text:list-item>
        <text:list-item>
          <text:p text:style-name="P4">Ruler</text:p>
        </text:list-item>
        <text:list-item>
          <text:p text:style-name="P4">Scorer</text:p>
        </text:list-item>
        <text:list-item>
          <text:p text:style-name="P4">Sharpie</text:p>
        </text:list-item>
        <text:list-item>
          <text:p text:style-name="P4">Mini PCB Drill</text:p>
        </text:list-item>
      </text:list>
      <text:p text:style-name="P1"><text:span text:style-name="Strong_20_Emphasis"><text:span text:style-name="T1">Circuit Building</text:span></text:span></text:p>
      <text:list xml:id="list8474304113934973195" text:style-name="L2">
        <text:list-item>
          <text:p text:style-name="P3">Atmega328 with bootloader installed or you can install bootloader</text:p>
        </text:list-item>
        <text:list-item>
          <text:p text:style-name="P5">16 MHz Cristal</text:p>
        </text:list-item>
        <text:list-item>
          <text:p text:style-name="P5">22pF Capacitor</text:p>
        </text:list-item>
        <text:list-item>
          <text:p text:style-name="P5">28 Pin Narrow IC Base</text:p>
        </text:list-item>
        <text:list-item>
          <text:p text:style-name="P5">4 Pin Puch Button</text:p>
        </text:list-item>
        <text:list-item>
          <text:p text:style-name="P5">5.1 mm DC Jack</text:p>
        </text:list-item>
        <text:list-item>
          <text:p text:style-name="P5">Male and Female Headers</text:p>
        </text:list-item>
        <text:list-item>
          <text:p text:style-name="P5">5mm Led</text:p>
        </text:list-item>
        <text:list-item>
          <text:p text:style-name="P5">220 Ohm Resistor</text:p>
        </text:list-item>
        <text:list-item>
          <text:p text:style-name="P5">10K Ohm Resistor</text:p>
        </text:list-item>
        <text:list-item>
          <text:p text:style-name="P5">Jumper Wire</text:p>
        </text:list-item>
        <text:list-item>
          <text:p text:style-name="P5">LM 7805 Voltage Regulator</text:p>
        </text:list-item>
        <text:list-item>
          <text:p text:style-name="P5">10 uF Capacito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9:51:01.814274354</meta:creation-date>
    <dc:date>2017-08-16T10:00:22.278413924</dc:date>
    <meta:editing-duration>PT9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111" meta:character-count="540" meta:non-whitespace-character-count="479"/>
  </office:meta>
</office:document-meta>
</file>